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35.28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85.67mm"/>
    </style:style>
    <style:style style:name="co6" style:family="table-column">
      <style:table-column-properties fo:break-before="auto" style:column-width="37.24mm"/>
    </style:style>
    <style:style style:name="co7" style:family="table-column">
      <style:table-column-properties fo:break-before="auto" style:column-width="52.35mm"/>
    </style:style>
    <style:style style:name="co8" style:family="table-column">
      <style:table-column-properties fo:break-before="auto" style:column-width="37.52mm"/>
    </style:style>
    <style:style style:name="co9" style:family="table-column">
      <style:table-column-properties fo:break-before="auto" style:column-width="28.56mm"/>
    </style:style>
    <style:style style:name="co10" style:family="table-column">
      <style:table-column-properties fo:break-before="auto" style:column-width="22.6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8.52mm" fo:break-before="auto" style:use-optimal-row-height="fals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37.68mm" fo:break-before="auto" style:use-optimal-row-height="false"/>
    </style:style>
    <style:style style:name="ro7" style:family="table-row">
      <style:table-row-properties style:row-height="19.26mm" fo:break-before="auto" style:use-optimal-row-height="false"/>
    </style:style>
    <style:style style:name="ro8" style:family="table-row">
      <style:table-row-properties style:row-height="25.4mm" fo:break-before="auto" style:use-optimal-row-height="false"/>
    </style:style>
    <style:style style:name="ro9" style:family="table-row">
      <style:table-row-properties style:row-height="21.17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averageForce_20_Component_20_Tes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erageForce Component 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Class</text:p>
          </table:table-cell>
          <table:table-cell table:style-name="ce6" office:value-type="string" calcext:value-type="string">
            <text:p>Name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Precondition 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1" office:value-type="string" calcext:value-type="string">
            <text:p>Expected Exception</text:p>
          </table:table-cell>
          <table:table-cell table:style-name="ce6" office:value-type="string" calcext:value-type="string">
            <text:p>Postcondition </text:p>
          </table:table-cell>
          <table:table-cell table:style-name="ce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T1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Uninitialized Movie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4" office:value-type="string" calcext:value-type="string">
            <text:p>Movie m = null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none</text:p>
          </table:table-cell>
          <table:table-cell table:style-name="ce4" office:value-type="string" calcext:value-type="string" table:number-columns-spanned="1" table:number-rows-spanned="2">
            <text:p>Uninitialized movi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3">
          <table:covered-table-cell table:style-name="ce2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number-columns-repeated="2" table:style-name="ce4" office:value-type="string" calcext:value-type="string">
            <text:p>Movie m = null</text:p>
          </table:table-cell>
          <table:table-cell office:value-type="string" calcext:value-type="string">
            <text:p>none</text:p>
          </table:table-cell>
          <table:covered-table-cell table:number-columns-repeated="2" table:style-name="ce4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T8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one linked Performer with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4" office:value-type="string" calcext:value-type="string">
            <text:p>Movie m != null with m.rating &gt; 0 and m.performers = p and p.rating &gt; 0 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1/2 * (average Performer rating + movie rating)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7" office:value-type="string" calcext:value-type="string">
            <text:p>Movie m = "Star Wars"</text:p>
            <text:p>  m.rating = 100</text:p>
            <text:p>  Performer p = "Mark Hamill"</text:p>
            <text:p>p.rating = 50</text:p>
            <text:p>m.performers = p</text:p>
          </table:table-cell>
          <table:table-cell office:value-type="string" calcext:value-type="string">
            <text:p>Movie m="Star Wars"</text:p>
          </table:table-cell>
          <table:table-cell office:value-type="string" calcext:value-type="string">
            <text:p>overallRating = 75</text:p>
          </table:table-cell>
          <table:covered-table-cell table:number-columns-repeated="2" table:style-name="ce4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1" table:number-rows-spanned="2">
            <text:p>T7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  Performer p != null</text:p>
            <text:p><text:span text:style-name="T1">m.performers = p</text:span>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movie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style-name="ce10" table:number-columns-repeated="1013"/>
        </table:table-row>
        <table:table-row table:style-name="ro5">
          <table:covered-table-cell table:number-columns-repeated="2" table:style-name="ce4"/>
          <table:table-cell table:style-name="ce2" office:value-type="string" calcext:value-type="string">
            <text:p>Concrete</text:p>
          </table:table-cell>
          <table:covered-table-cell table:number-columns-repeated="3" table:style-name="ce2"/>
          <table:table-cell table:style-name="ce4" office:value-type="string" calcext:value-type="string">
            <text:p>Movie m = “Star Wars“</text:p>
            <text:p>m.rating = 100</text:p>
            <text:p>Performer p = “Harrison Ford“</text:p>
            <text:p><text:span text:style-name="T1">m.performers = p</text:span></text:p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Rating = 100</text:p>
          </table:table-cell>
          <table:covered-table-cell table:style-name="Default"/>
          <table:covered-table-cell table:style-name="ce4"/>
          <table:table-cell table:style-name="ce10" table:number-columns-repeated="1013"/>
        </table:table-row>
        <table:table-row table:style-name="ro6">
          <table:table-cell table:style-name="ce3" office:value-type="string" calcext:value-type="string" table:number-columns-spanned="1" table:number-rows-spanned="2">
            <text:p>T9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two linked Performer with rating and two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  Performer p1,p3 != null</text:p>
            <text:p>p1.rating &gt; 0</text:p>
            <text:p><text:span text:style-name="T1">P3.rating &gt; 0</text:span></text:p>
            <text:p>  Performer p2,p4 != null</text:p>
            <text:p>p2.rating =0</text:p>
            <text:p><text:span text:style-name="T1">p4.rating =0</text:span></text:p>
            <text:p>m.performer = [p0, …, p3]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 Rating = 1/2 * (Movie Rating + Durchschnitt der Ratings derjenigen Schauspieler, deren Rating != 0 ist)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6">
          <table:covered-table-cell table:number-columns-repeated="2"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7" office:value-type="string" calcext:value-type="string">
            <text:p>Movie m = "Star Wars"</text:p>
            <text:p>  m.rating = 5</text:p>
            <text:p>  Performer p0 = "p0"</text:p>
            <text:p>  Performer p1 = “p1“</text:p>
            <text:p>p1.rating = 10</text:p>
            <text:p>  Performer p2 = “p2“</text:p>
            <text:p><text:span text:style-name="T1">  Performer p3 = “p3“</text:span></text:p>
            <text:p><text:span text:style-name="T1">p3.rating = 30</text:span></text:p>
            <text:p>m.performers = [p0, p1, p2, p3]</text:p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 Rating = 12 (Nach Berechnung laut Übungsblatt)</text:p>
            <text:p/>
            <text:p>Overall Rating = 7 (Tatsächliches Ergebnis)</text:p>
            <text:p/>
            <text:p/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" table:number-rows-spanned="2">
            <text:p>T3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without linked Performer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<text:span text:style-name="T1">  Performer p = null</text:span>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movie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7">
          <table:covered-table-cell table:style-name="ce3" office:value-type="float" office:value="7" calcext:value-type="float">
            <text:p>7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4" office:value-type="string" calcext:value-type="string">
            <text:p>Movie m = “23“</text:p>
            <text:p>m.rating = 100</text:p>
          </table:table-cell>
          <table:table-cell table:style-name="ce4" office:value-type="string" calcext:value-type="string">
            <text:p>Movie m = “23“</text:p>
          </table:table-cell>
          <table:table-cell office:value-type="string" calcext:value-type="string">
            <text:p>Overall Rating = 100</text:p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" table:number-rows-spanned="2">
            <text:p>T5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= 0 </text:p>
            <text:p>  Performer p != null</text:p>
            <text:p>  p.rating &gt; 0</text:p>
            <text:p><text:span text:style-name="T1">m.performers = p</text:span>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=Performer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8">
          <table:covered-table-cell table:style-name="ce3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4" office:value-type="string" calcext:value-type="string">
            <text:p>Movie m = “Star Wars“</text:p>
            <text:p>m.rating = 0</text:p>
            <text:p>Performer p = “Mark Hamill“</text:p>
            <text:p>p.rating = 50</text:p>
            <text:p><text:span text:style-name="T1">m.performers = p</text:span></text:p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 Rating = 50</text:p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" table:number-rows-spanned="2">
            <text:p>T4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/>
          <table:table-cell table:style-name="Default" table:number-columns-repeated="4"/>
          <table:table-cell table:number-columns-repeated="1013"/>
        </table:table-row>
        <table:table-row table:style-name="ro7">
          <table:covered-table-cell table:style-name="ce3" office:value-type="float" office:value="11" calcext:value-type="float">
            <text:p>11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number-columns-repeated="3" table:style-name="ce2"/>
          <table:table-cell table:style-name="ce4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2">
            <text:p>T6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/>
          <table:table-cell table:number-columns-repeated="1017"/>
        </table:table-row>
        <table:table-row table:style-name="ro2">
          <table:covered-table-cell table:style-name="ce3" office:value-type="float" office:value="13" calcext:value-type="float">
            <text:p>13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Default"/>
          <table:table-cell table:style-name="ce4"/>
          <table:table-cell table:number-columns-repeated="1017"/>
        </table:table-row>
        <table:table-row table:style-name="ro9">
          <table:table-cell table:style-name="ce3" office:value-type="string" calcext:value-type="string" table:number-columns-spanned="1" table:number-rows-spanned="2">
            <text:p>T2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without linked Performer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number-columns-repeated="1018"/>
        </table:table-row>
        <table:table-row table:style-name="ro9">
          <table:covered-table-cell table:style-name="ce3" office:value-type="float" office:value="7" calcext:value-type="float">
            <text:p>7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verageForce_20_Component_20_Tests" style:display-name="PageStyle_averageForce Component Tes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creation-date>2016-10-05T15:48:08</meta:creation-date>
    <dc:date>2018-12-16T15:23:44.854000000</dc:date>
    <meta:editing-duration>PT8M11S</meta:editing-duration>
    <meta:generator>LibreOffice/5.4.6.2$Windows_X86_64 LibreOffice_project/4014ce260a04f1026ba855d3b8d91541c224eab8</meta:generator>
    <meta:editing-cycles>3</meta:editing-cycles>
    <meta:document-statistic meta:table-count="1" meta:cell-count="1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